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0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9cm" draw:transform="rotate (-1.57079632679579) translate (15cm 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9cm" svg:height="2.352cm" svg:x="1cm" svg:y="26.5cm">
          <draw:text-box>
            <text:p text:style-name="P1"><text:span text:style-name="T1">Internetadresse: http://asto.junetz.de</text:span></text:p>
          </draw:text-box>
        </draw:frame>
        <draw:frame draw:style-name="gr3" draw:text-style-name="P1" draw:layer="layout" svg:width="18.999cm" svg:height="4.68cm" svg:x="1.001cm" svg:y="1cm">
          <draw:image xlink:href="Pictures/100002010000049D0000012349DAF376.png" xlink:type="simple" xlink:show="embed" xlink:actuate="onLoad">
            <text:p/>
          </draw:image>
        </draw:frame>
        <draw:frame draw:style-name="gr4" draw:text-style-name="P4" draw:layer="layout" svg:width="2.5cm" svg:height="1.517cm" svg:x="9.5cm" svg:y="16.483cm">
          <draw:text-box>
            <text:p text:style-name="P3"><text:span text:style-name="T2">zur</text:span></text:p>
          </draw:text-box>
        </draw:frame>
        <draw:frame draw:style-name="gr5" draw:text-style-name="P4" draw:layer="layout" svg:width="4cm" svg:height="3cm" svg:x="8.5cm" svg:y="18.5cm">
          <draw:text-box>
            <text:p text:style-name="P1"><text:span text:style-name="T2">Stern-warte</text:span></text:p>
          </draw:text-box>
        </draw:frame>
      </draw:page>
      <draw:page draw:name="page2" draw:style-name="dp1" draw:master-page-name="Standard">
        <draw:frame draw:style-name="gr6" draw:text-style-name="P2" draw:layer="layout" svg:width="19cm" svg:height="2.25cm" svg:x="1cm" svg:y="26.45cm">
          <draw:text-box>
            <text:p text:style-name="P1"><text:span text:style-name="T1">Internetadresse: http://asto.junetz.de</text:span></text:p>
          </draw:text-box>
        </draw:frame>
        <draw:frame draw:style-name="gr3" draw:text-style-name="P1" draw:layer="layout" svg:width="18.999cm" svg:height="4.68cm" svg:x="1.001cm" svg:y="1cm">
          <draw:image xlink:href="Pictures/100002010000049D0000012349DAF376.png" xlink:type="simple" xlink:show="embed" xlink:actuate="onLoad">
            <text:p/>
          </draw:image>
        </draw:frame>
        <draw:g>
          <draw:custom-shape draw:style-name="gr1" draw:text-style-name="P1" draw:layer="layout" svg:width="19.7cm" svg:height="8cm" draw:transform="skewX (-2.36796339247256E-017) rotate (-2.35619449019309) translate (20.586cm 11.656cm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5" draw:layer="layout" svg:width="10.793cm" svg:height="1.826cm" draw:transform="rotate (0.7853981633973) translate (5.38cm 19.785cm)">
            <draw:text-box>
              <text:p><text:span text:style-name="T3">zur Sternwar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3T17:29:25</meta:creation-date>
    <dc:date>2011-02-16T19:11:53</dc:date>
    <dc:creator>Patrick </dc:creator>
    <meta:editing-duration>PT04H46M42S</meta:editing-duration>
    <meta:editing-cycles>9</meta:editing-cycles>
    <meta:generator>OpenOffice.org/3.2$Linux OpenOffice.org_project/320m12$Build-9483</meta:generator>
    <meta:printed-by>Patrick </meta:printed-by>
    <meta:print-date>2010-09-13T17:38:07</meta:print-date>
    <meta:document-statistic meta:object-count="10"/>
  </office:meta>
</office:document-meta>
</file>